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automatic-styles>
    <style:style style:name="P1" style:family="paragraph" style:parent-style-name="Standard">
      <style:text-properties officeooo:paragraph-rsid="000177ca"/>
    </style:style>
    <style:style style:name="P2" style:family="paragraph" style:parent-style-name="Standard">
      <style:text-properties officeooo:rsid="000177ca" officeooo:paragraph-rsid="000177ca"/>
    </style:style>
    <style:style style:name="P3" style:family="paragraph" style:parent-style-name="Heading_20_1">
      <style:text-properties fo:language="uk" fo:country="UA" officeooo:paragraph-rsid="000177ca"/>
    </style:style>
    <style:style style:name="P4" style:family="paragraph" style:parent-style-name="Heading_20_1">
      <style:paragraph-properties fo:text-align="center" style:justify-single-word="false" fo:break-before="page"/>
      <style:text-properties officeooo:rsid="00035040" officeooo:paragraph-rsid="00035040"/>
    </style:style>
    <style:style style:name="P5" style:family="paragraph" style:parent-style-name="Standard">
      <style:text-properties fo:language="uk" fo:country="UA" officeooo:rsid="000177ca" officeooo:paragraph-rsid="000177ca"/>
    </style:style>
    <style:style style:name="P6" style:family="paragraph" style:parent-style-name="Standard">
      <style:paragraph-properties fo:text-align="start" style:justify-single-word="false"/>
      <style:text-properties fo:language="uk" fo:country="UA" officeooo:rsid="00035040" officeooo:paragraph-rsid="00035040"/>
    </style:style>
    <style:style style:name="P7" style:family="paragraph" style:parent-style-name="Standard">
      <style:paragraph-properties fo:text-align="start" style:justify-single-word="false" fo:break-before="page"/>
      <style:text-properties fo:language="uk" fo:country="UA" officeooo:rsid="00035040" officeooo:paragraph-rsid="00035040"/>
    </style:style>
    <style:style style:name="P8" style:family="paragraph" style:parent-style-name="Standard">
      <style:text-properties officeooo:paragraph-rsid="000177ca"/>
    </style:style>
    <style:style style:name="T1" style:family="text">
      <style:text-properties fo:language="uk" fo:country="UA"/>
    </style:style>
    <style:style style:name="T2" style:family="text">
      <style:text-properties fo:language="uk" fo:country="UA" officeooo:rsid="000177ca"/>
    </style:style>
    <style:style style:name="T3" style:family="text">
      <style:text-properties fo:language="uk" fo:country="UA" officeooo:rsid="0003504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bookmark-start text:name="_Toc451632577"/><text:bookmark text:name="_GoBack"/>Постановка задачі<text:bookmark-end text:name="_Toc451632577"/></text:h>
      <text:p text:style-name="P1"/>
      <text:p text:style-name="P1"><text:span text:style-name="T1"/></text:p>
      <text:p text:style-name="P1"><text:span text:style-name="T1"/></text:p>
      <text:p text:style-name="P1"><text:span text:style-name="T1">Розробити програмне забезпечення, що буде </text:span><text:span text:style-name="T2">реалізовувати гру "гра у 15" та режим автоматичної гри для неї.</text:span></text:p>
      <text:p text:style-name="P5"/>
      <text:p text:style-name="P1"><text:span text:style-name="T1">Вхідними даними для даної роботи є </text:span><text:span text:style-name="T2">згенероване випадковим чином або задане користувачем поле для гри, що може бути розвʼязаним. Програма має перевіряти дані </text:span><text:span text:style-name="T3">на можливість розвʼязку</text:span><text:span text:style-name="T2"> та за потреби корегувати їх</text:span><text:span text:style-name="T3">, якщо матриця була згенерована, або запитувати нові, якщо вони були введені користувачем.</text:span></text:p>
      <text:p text:style-name="P5"/>
      <text:p text:style-name="P5">Програма повинна реалізовувати алгоритм розвʼязання поля для заданих вхідних даних.</text:p>
      <text:p text:style-name="P5"/>
      <text:p text:style-name="P2"><text:span text:style-name="T1">Вихідними даними є </text:span><text:span text:style-name="T3">інформація про витрачений на гру час, кількість зроблених переміщень та початкове розташування поля.</text:span></text:p>
      <text:p text:style-name="P5"/>
      <text:p text:style-name="P5"/>
      <text:p text:style-name="P5">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их обраний метод сходиться. Якщо це не так, то програма повинна вивести відповідне повідомлення. Якщо розмірність системи не перевищує двох невідомих, то програмне забезпечення повинно виводити графік системи. Якщо система не має розв’язків або їх нескінченна кількість, то програма повинна видати відповідне повідомлення.</text:p>
      <text:h text:style-name="P4" text:outline-level="1"><text:bookmark-start text:name="_Toc4516325772"/><text:span text:style-name="T1">Т</text:span><text:bookmark-end text:name="_Toc4516325772"/><text:span text:style-name="T1">еоретичні відомості</text:span></text:h>
      <text:p text:style-name="P6">Поле для гри має розвʼязок, якщо парність кількості інверсій та рядка, у якому розташована порожня клітинка, збігається...</text:p>
      <text:p text:style-name="P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4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5in" style:writing-mode="page"/>
      <style:text-properties style:use-window-font-color="true" loext:opacity="0%" style:font-name="Times New Roman" fo:font-size="14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Times New Roman" fo:font-family="'Times New Roman'" style:font-family-generic="roman" fo:font-size="16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style:font-name="Times New Roman" fo:font-family="'Times New Roman'" style:font-family-generic="roman" fo:font-size="14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1" style:font-family-complex="'Lohit Devanagari'" style:language-complex="zxx" style:country-complex="none"/>
    </style:style>
    <style:style style:name="Heading_20_1" style:display-name="Heading 1" style:family="paragraph" style:next-style-name="Standard" style:default-outline-level="1" style:class="text">
      <style:paragraph-properties fo:margin-top="0.1665in" fo:margin-bottom="0.0835in" style:contextual-spacing="false" fo:line-height="115%" fo:text-align="center" style:justify-single-word="false" fo:keep-together="always" fo:orphans="2" fo:widows="2" fo:break-before="page" fo:keep-with-next="always" style:writing-mode="lr-tb"/>
      <style:text-properties fo:text-transform="uppercase" style:font-name="Times New Roman" fo:font-family="'Times New Roman'" style:font-family-generic="roman" fo:font-size="14pt" fo:language="ru" fo:country="RU"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4925in" style:auto-text-indent="false"/>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22:32:47.285412055</meta:creation-date>
    <dc:date>2022-06-11T00:28:50.984086847</dc:date>
    <meta:editing-duration>PT37M59S</meta:editing-duration>
    <meta:editing-cycles>2</meta:editing-cycles>
    <meta:generator>LibreOffice/7.2.5.2$Linux_X86_64 LibreOffice_project/20$Build-2</meta:generator>
    <meta:document-statistic meta:table-count="0" meta:image-count="0" meta:object-count="0" meta:page-count="3" meta:paragraph-count="8" meta:word-count="177" meta:character-count="1291" meta:non-whitespace-character-count="1122"/>
  </office:meta>
</office:document-meta>
</file>